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4" style:family="table-cell" style:parent-style-name="Default">
      <style:text-properties style:text-line-through-style="none" style:text-underline-style="none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text-line-through-style="solid" style:text-underline-style="none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4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Implement counters for page access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Add support for GPG – verify signature and move to subdi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Improve readability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Sort messages with newest on top, sort by date modifi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message board’s .nfo file in parent dir to reflect message coun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hor name assignment by key fingerprint</text:p>
          </table:table-cell>
          <table:table-cell office:value-type="string">
            <text:p>First the backend?</text:p>
          </table:table-cell>
          <table:table-cell office:value-type="string">
            <text:p>Then the assignment via comman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files .l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 table:number-rows-repeated="10485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1T19:09:00</dc:date>
    <meta:editing-duration>P9DT12H49M36S</meta:editing-duration>
    <meta:editing-cycles>65</meta:editing-cycles>
    <dc:creator>ilya </dc:creator>
    <meta:document-statistic meta:table-count="6" meta:cell-count="304" meta:object-count="0"/>
  </office:meta>
</office:document-meta>
</file>